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06cm" svg:stroke-color="#622502" draw:marker-start-width="0.359cm" draw:marker-end-width="0.359cm" draw:fill-color="#ffffff" draw:textarea-horizontal-align="justify" draw:textarea-vertical-align="middle" draw:auto-grow-height="false" fo:min-height="7.044cm" fo:min-width="20.394cm" fo:padding-top="0.178cm" fo:padding-bottom="0.178cm" fo:padding-left="0.303cm" fo:padding-right="0.303cm"/>
    </style:style>
    <style:style style:name="gr2" style:family="graphic" style:parent-style-name="standard">
      <style:graphic-properties draw:stroke="dash" draw:stroke-dash="Ultrafine_20_Dashed" svg:stroke-width="0.106cm" svg:stroke-color="#622502" draw:marker-start-width="0.359cm" draw:marker-end-width="0.359cm" draw:fill-color="#ffffff" draw:textarea-horizontal-align="justify" draw:textarea-vertical-align="middle" draw:auto-grow-height="false" fo:min-height="6.044cm" fo:min-width="27.094cm" fo:padding-top="0.178cm" fo:padding-bottom="0.178cm" fo:padding-left="0.303cm" fo:padding-right="0.303cm"/>
    </style:style>
    <style:style style:name="gr3" style:family="graphic" style:parent-style-name="standard">
      <style:graphic-properties draw:fill-color="#18a303" draw:textarea-horizontal-align="justify" draw:textarea-vertical-align="middle" draw:auto-grow-height="false" fo:min-height="3.65cm" fo:min-width="7.612cm"/>
    </style:style>
    <style:style style:name="gr4" style:family="graphic" style:parent-style-name="standard">
      <style:graphic-properties draw:fill-color="#ccf4c6" draw:textarea-horizontal-align="justify" draw:textarea-vertical-align="middle" draw:auto-grow-height="false" fo:min-height="4.05cm" fo:min-width="6.9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5.05cm" fo:min-width="11cm"/>
    </style:style>
    <style:style style:name="gr6" style:family="graphic" style:parent-style-name="standard">
      <style:graphic-properties draw:fill-color="#fc5c00" draw:textarea-horizontal-align="justify" draw:textarea-vertical-align="middle" draw:auto-grow-height="false" fo:min-height="5.05cm" fo:min-width="5.7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4.1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95cm" fo:min-width="1.5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95cm" fo:min-width="1.5cm"/>
    </style:style>
    <style:style style:name="gr1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1c99e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5cm" fo:min-width="0cm"/>
    </style:style>
    <style:style style:name="gr16" style:family="graphic" style:parent-style-name="objectwithoutfill">
      <style:graphic-properties svg:stroke-width="0.053cm" svg:stroke-color="#00a8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</style:style>
    <style:style style:name="gr18" style:family="graphic" style:parent-style-name="objectwithoutfill">
      <style:graphic-properties svg:stroke-width="0.212cm" svg:stroke-color="#80808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1" style:family="graphic" style:parent-style-name="standard">
      <style:graphic-properties draw:fill-color="#1c99e0" draw:textarea-horizontal-align="justify" draw:textarea-vertical-align="middle" draw:auto-grow-height="false" fo:min-height="0.034cm" fo:min-width="0cm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8a303"/>
      <style:paragraph-properties fo:text-align="center"/>
    </style:style>
    <style:style style:name="P4" style:family="paragraph">
      <loext:graphic-properties draw:fill-color="#ccf4c6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c5c00"/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style:text-properties fo:color="#622502"/>
    </style:style>
    <style:style style:name="P16" style:family="paragraph">
      <loext:graphic-properties draw:fill="none" draw:fill-color="#ffffff"/>
      <style:text-properties fo:color="#622502"/>
    </style:style>
    <style:style style:name="P17" style:family="paragraph">
      <loext:graphic-properties draw:fill-color="#1c99e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62250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7.4cm" svg:x="7.7cm" svg:y="1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7cm" svg:height="6.4cm" svg:x="1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12cm" svg:height="3.9cm" svg:x="2.088cm" svg:y="3.4cm">
          <text:p text:style-name="P2">NatureBytes k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7.4cm" svg:height="4.3cm" svg:x="20.2cm" svg:y="3.5cm">
          <text:p text:style-name="P2">TP-Link TL-MR6400 </text:p>
          <text:p text:style-name="P2">4G rout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5cm" svg:height="5.3cm" svg:x="16.7cm" svg:y="14.1cm">
          <text:p text:style-name="P2">Solar pow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5.3cm" svg:x="8.2cm" svg:y="14.1cm">
          <text:p text:style-name="P2">Battery Guard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6cm" svg:height="1cm" svg:x="11.3cm" svg:y="4cm">
          <text:p text:style-name="P7"><text:span text:style-name="T1">Apple USB-Eth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cm" svg:height="1.2cm" svg:x="16.7cm" svg:y="18.2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cm" svg:height="1.2cm" svg:x="16.7cm" svg:y="17cm">
          <text:p text:style-name="P2">+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6.7cm" svg:y1="18.2cm" svg:x2="14.4cm" svg:y2="18.2cm">
          <text:p/>
        </draw:line>
        <draw:line draw:style-name="gr11" draw:text-style-name="P10" draw:layer="layout" svg:x1="16.7cm" svg:y1="18.1cm" svg:x2="14.4cm" svg:y2="18.1cm">
          <text:p/>
        </draw:line>
        <draw:line draw:style-name="gr12" draw:text-style-name="P10" draw:layer="layout" svg:x1="15.9cm" svg:y1="6.8cm" svg:x2="15.9cm" svg:y2="18.2cm">
          <text:p/>
        </draw:line>
        <draw:line draw:style-name="gr11" draw:text-style-name="P10" draw:layer="layout" svg:x1="13cm" svg:y1="13.6cm" svg:x2="13cm" svg:y2="14.1cm">
          <text:p/>
        </draw:line>
        <draw:line draw:style-name="gr12" draw:text-style-name="P10" draw:layer="layout" svg:x1="20.2cm" svg:y1="6.8cm" svg:x2="10.2cm" svg:y2="6.8cm">
          <text:p/>
        </draw:line>
        <draw:line draw:style-name="gr13" draw:text-style-name="P10" draw:layer="layout" svg:x1="20.2cm" svg:y1="6.4cm" svg:x2="10.2cm" svg:y2="6.4cm">
          <text:p/>
        </draw:line>
        <draw:frame draw:style-name="gr14" draw:text-style-name="P12" draw:layer="layout" svg:width="1.861cm" svg:height="1.427cm" svg:x="11.7cm" svg:y="14.1cm">
          <draw:text-box>
            <text:p text:style-name="P11"><text:span text:style-name="T2">Relay</text:span><text:span text:style-name="T2"><text:line-break/></text:span><text:span text:style-name="T2">NO</text:span></text:p>
          </draw:text-box>
        </draw:frame>
        <draw:frame draw:style-name="gr15" draw:text-style-name="P14" draw:layer="layout" svg:width="1.383cm" svg:height="0.839cm" svg:x="12.917cm" svg:y="17.8cm">
          <draw:text-box>
            <text:p text:style-name="P13"><text:span text:style-name="T2">VIN</text:span></text:p>
          </draw:text-box>
        </draw:frame>
        <draw:line draw:style-name="gr16" draw:text-style-name="P10" draw:layer="layout" svg:x1="9.2cm" svg:y1="14.1cm" svg:x2="9.2cm" svg:y2="10.7cm">
          <text:p/>
        </draw:line>
        <draw:frame draw:style-name="gr17" draw:text-style-name="P14" draw:layer="layout" svg:width="2.2cm" svg:height="2.603cm" svg:x="8.2cm" svg:y="14.1cm">
          <draw:text-box>
            <text:p text:style-name="P13"><text:span text:style-name="T2">SHUTDOWN</text:span></text:p>
          </draw:text-box>
        </draw:frame>
        <draw:line draw:style-name="gr18" draw:text-style-name="P10" draw:layer="layout" svg:x1="10.2cm" svg:y1="4.5cm" svg:x2="11.3cm" svg:y2="4.5cm">
          <text:p/>
        </draw:line>
        <draw:line draw:style-name="gr18" draw:text-style-name="P10" draw:layer="layout" svg:x1="15.9cm" svg:y1="4.5cm" svg:x2="20.2cm" svg:y2="4.5cm">
          <text:p/>
        </draw:line>
        <draw:frame draw:style-name="gr19" draw:text-style-name="P14" draw:layer="layout" svg:width="2.783cm" svg:height="0.839cm" svg:x="18.817cm" svg:y="17.861cm">
          <draw:text-box>
            <text:p text:style-name="P13"><text:span text:style-name="T2">POWER</text:span></text:p>
          </draw:text-box>
        </draw:frame>
        <draw:frame draw:style-name="gr19" draw:text-style-name="P14" draw:layer="layout" svg:width="2.783cm" svg:height="0.839cm" svg:x="8.617cm" svg:y="4.061cm">
          <draw:text-box>
            <text:p text:style-name="P13"><text:span text:style-name="T2">USB</text:span></text:p>
          </draw:text-box>
        </draw:frame>
        <draw:frame draw:style-name="gr19" draw:text-style-name="P14" draw:layer="layout" svg:width="2.783cm" svg:height="0.839cm" svg:x="20.217cm" svg:y="6.361cm">
          <draw:text-box>
            <text:p text:style-name="P13"><text:span text:style-name="T2">VIN</text:span></text:p>
          </draw:text-box>
        </draw:frame>
        <draw:frame draw:style-name="gr19" draw:text-style-name="P14" draw:layer="layout" svg:width="2.783cm" svg:height="0.839cm" svg:x="8.817cm" svg:y="6.3cm">
          <draw:text-box>
            <text:p text:style-name="P13"><text:span text:style-name="T2">VIN</text:span></text:p>
          </draw:text-box>
        </draw:frame>
        <draw:line draw:style-name="gr16" draw:text-style-name="P10" draw:layer="layout" svg:x1="3.4cm" svg:y1="10.7cm" svg:x2="3.4cm" svg:y2="7.2cm">
          <text:p/>
        </draw:line>
        <draw:line draw:style-name="gr16" draw:text-style-name="P10" draw:layer="layout" svg:x1="9.2cm" svg:y1="10.7cm" svg:x2="3.4cm" svg:y2="10.7cm">
          <text:p/>
        </draw:line>
        <draw:frame draw:style-name="gr20" draw:text-style-name="P14" draw:layer="layout" svg:width="3.8cm" svg:height="1.427cm" svg:x="2cm" svg:y="6.473cm">
          <draw:text-box>
            <text:p text:style-name="P13"><text:span text:style-name="T2">SHUTDOWN</text:span></text:p>
          </draw:text-box>
        </draw:frame>
        <draw:frame draw:style-name="gr14" draw:text-style-name="P16" draw:layer="layout" svg:width="1.421cm" svg:height="0.954cm" svg:x="27.3cm" svg:y="8.246cm">
          <draw:text-box>
            <text:p text:style-name="P15"><text:span text:style-name="T3">IoT</text:span></text:p>
          </draw:text-box>
        </draw:frame>
        <draw:frame draw:style-name="gr14" draw:text-style-name="P16" draw:layer="layout" svg:width="5.006cm" svg:height="0.954cm" svg:x="23.694cm" svg:y="12.646cm">
          <draw:text-box>
            <text:p text:style-name="P15"><text:span text:style-name="T3">Self-sustainable</text:span></text:p>
          </draw:text-box>
        </draw:frame>
        <draw:line draw:style-name="gr11" draw:text-style-name="P10" draw:layer="layout" svg:x1="15.1cm" svg:y1="13.6cm" svg:x2="15.1cm" svg:y2="18.1cm">
          <text:p/>
        </draw:line>
        <draw:line draw:style-name="gr11" draw:text-style-name="P10" draw:layer="layout" svg:x1="15.1cm" svg:y1="13.6cm" svg:x2="13cm" svg:y2="13.6cm">
          <text:p/>
        </draw:line>
        <draw:line draw:style-name="gr13" draw:text-style-name="P10" draw:layer="layout" svg:x1="12.4cm" svg:y1="6.4cm" svg:x2="12.4cm" svg:y2="14.1cm">
          <text:p/>
        </draw:line>
        <draw:custom-shape draw:style-name="gr21" draw:text-style-name="P17" draw:layer="layout" svg:width="0.4cm" svg:height="0.4cm" svg:x="12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4cm" svg:height="0.4cm" svg:x="15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5:01:43.273552984</meta:creation-date>
    <dc:date>2017-07-25T15:34:37.416332430</dc:date>
    <meta:editing-duration>PT22M40S</meta:editing-duration>
    <meta:editing-cycles>9</meta:editing-cycles>
    <meta:generator>LibreOffice/5.3.3.2$Linux_X86_64 LibreOffice_project/30m0$Build-2</meta:generator>
    <meta:document-statistic meta:object-count="35"/>
  </office:meta>
</office:document-meta>
</file>